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Arial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background-color="#cccccc">
        <style:background-image/>
      </style:paragraph-properties>
      <style:text-properties fo:color="#0000ff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Arial" fo:font-size="12pt" style:font-size-asian="12pt" style:font-size-complex="12pt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 style:list-style-name="L1">
      <style:text-properties style:font-name="Arial" fo:font-size="12pt" style:font-size-asian="12pt" style:font-size-complex="12pt"/>
    </style:style>
    <style:style style:name="P13" style:family="paragraph" style:parent-style-name="Standard" style:list-style-name="L2">
      <style:text-properties style:font-name="Arial" fo:font-size="12pt" style:font-size-asian="12pt" style:font-size-complex="12pt"/>
    </style:style>
    <style:style style:name="P14" style:family="paragraph" style:parent-style-name="Standard" style:list-style-name="L3">
      <style:text-properties style:font-name="Arial" fo:font-size="12pt" style:font-size-asian="12pt" style:font-size-complex="12pt"/>
    </style:style>
    <style:style style:name="P15" style:family="paragraph" style:parent-style-name="Standard" style:list-style-name="L3"/>
    <style:style style:name="P16" style:family="paragraph" style:parent-style-name="Standard" style:list-style-name="L3">
      <style:paragraph-properties fo:margin-left="2.501cm" fo:margin-right="0cm" fo:text-indent="-0.635cm" style:auto-text-indent="false"/>
      <style:text-properties style:font-name="Arial" fo:font-size="12pt" style:font-size-asian="12pt" style:font-size-complex="12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2a00ff"/>
    </style:style>
    <style:style style:name="T4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ext:p text:style-name="P6">Configuració Origen de Dades.</text:p>
      <text:p text:style-name="P5"/>
      <text:p text:style-name="P2"/>
      <text:p text:style-name="P2">Aquest document explica amb un exemple com configurar un origen de dades. L'entorn de desenvolupament és el següent:</text:p>
      <text:p text:style-name="P2"/>
      <text:list xml:id="list3356884631" text:style-name="L1">
        <text:list-item>
          <text:p text:style-name="P12">JBoss Devoloper Sutdio 8.0.0 GA</text:p>
        </text:list-item>
        <text:list-item>
          <text:p text:style-name="P12">PostgreSQL 9.4</text:p>
        </text:list-item>
      </text:list>
      <text:p text:style-name="P2"/>
      <text:p text:style-name="Standard"/>
      <text:p text:style-name="P2"/>
      <text:p text:style-name="P9">Pas 1. Obtindre el driver.</text:p>
      <text:p text:style-name="P2"/>
      <text:list xml:id="list1643564204" text:style-name="L2">
        <text:list-item>
          <text:p text:style-name="P13">Obtindre el driver, en aquest cas: postgresql-9.3-1102.jdbc41.jar</text:p>
        </text:list-item>
        <text:list-item>
          <text:p text:style-name="P13">Copiar el driver a: jbdevstudio/runtimes/jboss-eap/modules/com/postgresql/main</text:p>
        </text:list-item>
      </text:list>
      <text:p text:style-name="P10">(crear els directoris com/postgresql/main)</text:p>
      <text:p text:style-name="P2"/>
      <text:p text:style-name="P9">Pas 2. Crear module.xml</text:p>
      <text:p text:style-name="P2"/>
      <text:p text:style-name="P2">Dins el directori jbdevstudio/runtimes/jboss-eap/modules/com/postgresql/main crear l'arxiu module.xml amb el següent contingut:</text:p>
      <text:p text:style-name="Standard"/>
      <text:p text:style-name="Standard"/>
      <text:p text:style-name="P1">&lt;?xm l version="1.0" encoding="UTF-8"?&gt;</text:p>
      <text:p text:style-name="P1">&lt;module xmlns="urn:jboss:module:1.1" name="com.postgresql"&gt; </text:p>
      <text:p text:style-name="P1">&lt;resources&gt; </text:p>
      <text:p text:style-name="P1">&lt;resource-root path="<text:span text:style-name="T4">postgresql-9.3-1102.jdbc41.jar</text:span>"/&gt; </text:p>
      <text:p text:style-name="P1">&lt;/resources&gt; </text:p>
      <text:p text:style-name="P1">&lt;dependencies&gt; </text:p>
      <text:p text:style-name="P1">&lt;module name="javax.api"/&gt; </text:p>
      <text:p text:style-name="P1">&lt;module name="javax.transaction.api"/&gt; </text:p>
      <text:p text:style-name="P1">&lt;/dependencies&gt; </text:p>
      <text:p text:style-name="P1">&lt;/module&gt;</text:p>
      <text:p text:style-name="Standard"/>
      <text:p text:style-name="P2"/>
      <text:p text:style-name="P9">Pas 2. Crear DataSource</text:p>
      <text:p text:style-name="Standard"/>
      <text:list xml:id="list1497124522" text:style-name="L3">
        <text:list-item>
          <text:p text:style-name="P14">arranca el servidor.</text:p>
        </text:list-item>
        <text:list-item>
          <text:p text:style-name="P14">Executar el “Management cli” : dins jbdevstudio/runtimes/jboss-eap/bin <text:s/>executa jboss-cli.sh <text:s/>dins executar:</text:p>
        </text:list-item>
      </text:list>
      <text:p text:style-name="P2"/>
      <text:p text:style-name="P2">/subsystem=datasources/jdbc-driver=postgresqlXA:add(driver-name=postgresqlXA,driver-module-name=com.postgresql,driver-xa-datasource-class-name=org.postgresql.xa.PGXADataSource)</text:p>
      <text:p text:style-name="P2"/>
      <text:list xml:id="list1482076951" text:continue-numbering="true" text:style-name="L3">
        <text:list-item>
          <text:p text:style-name="P14">Obrir la consola administrativa del jboss: obrir un navegador: localhost:9990/console <text:s/>(en cas de que no funcioni mirar al log del servidor el port que utilitza)</text:p>
        </text:list-item>
        <text:list-item>
          <text:p text:style-name="P14"><text:soft-page-break/>anar a “Configuració” -- Subsystems : datasources pestanya XADataSources i afegir un dataSource utilitzant el driver instal·lat anteriorment. Afegir els 3 camps següents amb els seus valors:</text:p>
        </text:list-item>
      </text:list>
      <text:p text:style-name="P2"/>
      <text:list xml:id="list1337353044" text:continue-numbering="true" text:style-name="L3">
        <text:list-item>
          <text:p text:style-name="P16">DatabaseName </text:p>
        </text:list-item>
        <text:list-item>
          <text:p text:style-name="P16">PortNumber</text:p>
        </text:list-item>
        <text:list-item>
          <text:p text:style-name="P16">ServerName</text:p>
          <text:p text:style-name="P15"/>
        </text:list-item>
      </text:list>
      <text:p text:style-name="P2"/>
      <text:p text:style-name="P9">Pas 3. Referència</text:p>
      <text:p text:style-name="Standard"/>
      <text:p text:style-name="P3">JBoss_Enterprise_Application_Platform-6.1-Administration_and_Configuration_Guide-en-US.pdf --&gt; Capítol 6.</text:p>
      <text:p text:style-name="Standard"/>
      <text:p text:style-name="P2"/>
      <text:p text:style-name="P9">Pas 4. Exemple d'ús</text:p>
      <text:p text:style-name="Standard"/>
      <text:p text:style-name="Standard"/>
      <text:p text:style-name="P7"><text:span text:style-name="T1">try</text:span><text:span text:style-name="T2"> <text:s text:c="4"/></text:span></text:p>
      <text:p text:style-name="P8">{</text:p>
      <text:p text:style-name="P7"><text:span text:style-name="T2">InitialContext cxt = </text:span><text:span text:style-name="T1">new</text:span><text:span text:style-name="T2"> InitialContext();</text:span></text:p>
      <text:p text:style-name="P7"><text:span text:style-name="T1">if</text:span><text:span text:style-name="T2"> ( cxt != </text:span><text:span text:style-name="T1">null</text:span><text:span text:style-name="T2"> ) </text:span></text:p>
      <text:p text:style-name="P8"><text:s/>{</text:p>
      <text:p text:style-name="P7"><text:span text:style-name="T2"><text:tab/>DataSource ds = (DataSource) cxt.lookup( </text:span><text:span text:style-name="T3">"java:jboss/PostgresXA"</text:span><text:span text:style-name="T2">);</text:span></text:p>
      <text:p text:style-name="P8"><text:tab/><text:tab/><text:tab/><text:tab/><text:tab/></text:p>
      <text:p text:style-name="P7"><text:span text:style-name="T2"><text:tab/></text:span><text:span text:style-name="T1">if</text:span><text:span text:style-name="T2"> ( ds == </text:span><text:span text:style-name="T1">null</text:span><text:span text:style-name="T2"> ) strEstat = </text:span><text:span text:style-name="T3">"Error al crear el datasource"</text:span><text:span text:style-name="T2">;</text:span></text:p>
      <text:p text:style-name="P7"><text:span text:style-name="T2"><text:tab/></text:span><text:span text:style-name="T1">else</text:span></text:p>
      <text:p text:style-name="P8"><text:tab/>{</text:p>
      <text:p text:style-name="P8"><text:tab/><text:tab/><text:tab/></text:p>
      <text:p text:style-name="P8"><text:tab/><text:tab/>Connection connection = ds.getConnection();</text:p>
      <text:p text:style-name="P8"><text:tab/><text:tab/>Statement stm = connection.createStatement(); </text:p>
      <text:p text:style-name="P7"><text:span text:style-name="T2"><text:tab/><text:tab/>stm.executeUpdate(</text:span><text:span text:style-name="T3">"insert into exemple (codi, nom) values ('"</text:span><text:span text:style-name="T2">+strCodi+</text:span><text:span text:style-name="T3">"','"</text:span><text:span text:style-name="T2">+strNom+</text:span><text:span text:style-name="T3">"')"</text:span><text:span text:style-name="T2">);</text:span></text:p>
      <text:p text:style-name="P8"><text:tab/><text:tab/><text:tab/><text:tab/><text:tab/><text:tab/></text:p>
      <text:p text:style-name="P8"><text:tab/><text:tab/>connection.close();</text:p>
      <text:p text:style-name="P8"><text:tab/><text:tab/>stm.close();</text:p>
      <text:p text:style-name="P8"><text:tab/>}</text:p>
      <text:p text:style-name="P8">} <text:s text:c="2"/></text:p>
      <text:p text:style-name="P8"><text:tab/><text:tab/><text:tab/><text:tab/><text:tab/><text:tab/><text:tab/>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iñol</meta:initial-creator>
    <meta:creation-date>2014-01-13T18:48:45</meta:creation-date>
    <dc:date>2015-01-27T19:16:33</dc:date>
    <dc:creator>Xavier Piñol</dc:creator>
    <meta:editing-duration>PT2H7M57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2" meta:paragraph-count="53" meta:word-count="235" meta:character-count="2153" meta:non-whitespace-character-count="1920"/>
  </office:meta>
</office:document-meta>
</file>